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A000001C737AE8C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ans1" fo:font-size="12pt" fo:font-weight="bold" officeooo:rsid="00059b28" officeooo:paragraph-rsid="00136ca4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Liberation Sans1" fo:font-size="12pt" officeooo:rsid="00059b28" officeooo:paragraph-rsid="00136ca4" style:font-size-asian="12pt" style:font-size-complex="12pt"/>
    </style:style>
    <style:style style:name="P6" style:family="paragraph" style:parent-style-name="Preformatted_20_Text">
      <style:text-properties style:font-name="Liberation Sans1" fo:font-size="12pt" officeooo:rsid="00136ca4" officeooo:paragraph-rsid="00136ca4" style:font-size-asian="12pt" style:font-size-complex="12pt"/>
    </style:style>
    <style:style style:name="P7" style:family="paragraph" style:parent-style-name="Preformatted_20_Text" style:master-page-name="First_20_Page">
      <style:paragraph-properties fo:text-align="center" style:justify-single-word="false" style:page-number="auto"/>
      <style:text-properties style:font-name="Liberation Sans1" fo:font-size="12pt" fo:font-weight="bold" officeooo:rsid="00059b28" officeooo:paragraph-rsid="00136ca4" style:font-size-asian="12pt" style:font-weight-asian="bold" style:font-size-complex="12pt" style:font-weight-complex="bold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size="12pt" style:font-size-asian="12pt" style:font-name-complex="Arial1" style:font-size-complex="12pt"/>
    </style:style>
    <style:style style:name="T1" style:family="text">
      <style:text-properties style:font-name-complex="Arial1"/>
    </style:style>
    <style:style style:name="T2" style:family="text">
      <style:text-properties fo:font-size="10pt" style:font-size-asian="10pt" style:font-name-complex="Arial1" style:font-size-complex="10pt"/>
    </style:style>
    <style:style style:name="T3" style:family="text">
      <style:text-properties fo:font-size="10pt" style:font-name-asian="Liberation Sans2" style:font-size-asian="10pt" style:font-name-complex="Liberation Sans2" style:font-size-complex="10pt"/>
    </style:style>
    <style:style style:name="T4" style:family="text">
      <style:text-properties fo:color="#00000a"/>
    </style:style>
    <style:style style:name="T5" style:family="text">
      <style:text-properties officeooo:rsid="00136ca4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HODA</text:p>
      <text:p text:style-name="P4">o převzetí odpovědnosti za ztrátu svěřených předmětů</text:p>
      <text:p text:style-name="P4"/>
      <text:p text:style-name="P5"><text:span text:style-name="T6">Česká pirátská strana,</text:span> politická strana se sídlem Řehořova 943/19, Praha 3</text:p>
      <text:p text:style-name="P5"><text:span text:style-name="T5">Z</text:span>astoupena: <text:span text:style-name="T5">Vladislavem Tobiasem Esnerem</text:span></text:p>
      <text:p text:style-name="P5"/>
      <text:p text:style-name="P5">(majitelka)</text:p>
      <text:p text:style-name="P5"/>
      <text:p text:style-name="P5">a</text:p>
      <text:p text:style-name="P5"/>
      <text:p text:style-name="P5">Petr Běhounek, Čimická <text:span text:style-name="T5">769/96</text:span>, Praha 8, nar. 18.06.1996</text:p>
      <text:p text:style-name="P5">(Praktikant)</text:p>
      <text:p text:style-name="P5"/>
      <text:p text:style-name="P5">uzavřeli tuto dohodu o převzetí odpovědnosti za ztrátu svěřených předmětů:</text:p>
      <text:p text:style-name="P5"/>
      <text:p text:style-name="P5">Praktikant podle § 255 a nasl. zákoníku práce potvrzuje, že mu byly dne.</text:p>
      <text:p text:style-name="P5">21.05.2015 svěřeny tyto předměty: </text:p>
      <text:p text:style-name="P5"/>
      <text:p text:style-name="P5">NTB HP 255 G3 sériové Č. CND4230X5R</text:p>
      <text:p text:style-name="P5"/>
      <text:p text:style-name="P5">uvedené v inventárním seznamu, odsouhlasené podle skutečného stavu a tvořící majetek organizace. Za tyto předměty praktikant hmotně odpovídá.</text:p>
      <text:p text:style-name="P5"/>
      <text:p text:style-name="P5">Současně prohlašuje, že jsou mu známy předpisy vztahující se na převzatou</text:p>
      <text:p text:style-name="P5">odpovědnost a že učiní vše, aby ke ztrátě svěřených předmětů nedošlo.</text:p>
      <text:p text:style-name="P5"/>
      <text:p text:style-name="P5">Dojde-li ke ztrátě svěřených předmětů, zprostí se zaměstnanec odpovědnosti jen <text:span text:style-name="T5">t</text:span><text:span text:style-name="T4">ehdy, prokáže-li, že ztrátu nezavinil.</text:span></text:p>
      <text:p text:style-name="P5"><text:span text:style-name="T4"/></text:p>
      <text:p text:style-name="P5"><text:span text:style-name="T4"/></text:p>
      <text:p text:style-name="P6"><text:span text:style-name="T4">V Praze dne 21.05.2015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…………………………<text:tab/><text:tab/><text:tab/><text:tab/><text:tab/>..……………………………</text:span></text:p>
      <text:p text:style-name="P6"><text:span text:style-name="T4">Vladislav Tobias Esner<text:tab/><text:tab/><text:tab/><text:tab/><text:tab/>Petr Běhounek, praktikant</text:span></text:p>
      <text:p text:style-name="P6"><text:span text:style-name="T4">Správce „PICE“</text:span></text:p>
      <text:p text:style-name="P6"><text:span text:style-name="T4">pověřen vedením prax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vertical-align="baseline" style:writing-mode="page"/>
      <style:text-properties style:use-window-font-color="true" style:font-name="Liberation Serif" fo:font-size="12pt" fo:language="cs" fo:country="CZ" style:letter-kerning="true" style:font-name-asian="DejaVu Sans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_20__28_user_29_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text-align="justify" style:justify-single-word="false" fo:orphans="2" fo:widows="2" fo:hyphenation-ladder-count="no-limit" style:writing-mode="lr-tb"/>
      <style:text-properties fo:color="#333333" style:font-name="Liberation Sans" fo:font-family="'Liberation Sans'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.499cm" fo:margin-bottom="0.499cm" loext:contextual-spacing="false" style:punctuation-wrap="hanging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keep-with-next="always" style:punctuation-wrap="hanging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Adresa" style:family="paragraph" style:parent-style-name="Standard_20__28_user_29_" style:auto-update="true" style:default-outline-level="">
      <style:paragraph-properties fo:margin-left="7.999cm" fo:margin-right="0cm" fo:margin-top="1.199cm" fo:margin-bottom="1cm" loext:contextual-spacing="false" fo:text-align="start" style:justify-single-word="false" fo:text-indent="0cm" style:auto-text-indent="false"/>
      <style:text-properties fo:font-size="11pt" style:font-size-asian="11pt" style:font-size-complex="11pt"/>
    </style:style>
    <style:style style:name="Vec" style:family="paragraph" style:next-style-name="Standard_20__28_user_29_" style:default-outline-level="">
      <style:paragraph-properties fo:margin-top="1cm" fo:margin-bottom="1cm" loext:contextual-spacing="false" fo:text-align="start" style:justify-single-word="false" fo:orphans="2" fo:widows="2" style:writing-mode="lr-tb"/>
      <style:text-properties fo:color="#333333" style:font-name="Liberation Sans" fo:font-family="'Liberation Sans'" style:font-family-generic="roman" style:font-pitch="variable" fo:font-size="10.5pt" fo:font-weight="bold" style:font-size-asian="10.5pt" style:font-weight-asian="bold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text-properties fo:font-weight="bold" style:font-weight-asian="bold" style:font-weight-complex="bold"/>
    </style:style>
    <style:style style:name="Footnote_20__28_user_29_" style:display-name="Footnote (user)" style:family="paragraph" style:parent-style-name="Standard_20__28_user_29_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_20__28_user_29_" style:default-outline-level="" style:class="extra"/>
    <style:style style:name="List_20_Heading" style:display-name="List Heading" style:family="paragraph" style:parent-style-name="Standard_20__28_user_29_" style:default-outline-level="" style:class="html"/>
    <style:style style:name="List_20_Contents" style:display-name="List Contents" style:family="paragraph" style:parent-style-name="Standard_20__28_user_29_" style:default-outline-level="" style:class="html">
      <style:paragraph-properties fo:margin-left="1cm" fo:margin-right="0cm" fo:text-indent="0cm" style:auto-text-indent="false"/>
    </style:style>
    <style:style style:name="Liberation_20_Mono" style:display-name="Liberation Mono" style:family="paragraph" style:parent-style-name="Text_20_body_20__28_user_29_" style:default-outline-level=""/>
    <style:style style:name="Salutation" style:family="paragraph" style:parent-style-name="Text_20_body_20__28_user_29_" style:default-outline-level="" style:class="text">
      <style:paragraph-properties fo:margin-left="9.999cm" fo:margin-right="0cm" fo:margin-top="1cm" fo:margin-bottom="1cm" loext:contextual-spacing="false" fo:text-indent="0cm" style:auto-text-indent="false" text:number-lines="false" text:line-number="0"/>
    </style:style>
    <style:style style:name="Signature" style:family="paragraph" style:parent-style-name="Standard_20__28_user_29_" style:default-outline-level="" style:class="text">
      <style:paragraph-properties fo:margin-left="9.999cm" fo:margin-right="0cm" fo:text-indent="0cm" style:auto-text-indent="false" text:number-lines="false" text:line-number="0"/>
      <style:text-properties fo:font-size="11pt" style:font-size-asian="11pt"/>
    </style:style>
    <style:style style:name="Priloha" style:family="paragraph" style:parent-style-name="Standard_20__28_user_29_" style:default-outline-level="">
      <style:paragraph-properties fo:margin-top="0.499cm" fo:margin-bottom="0cm" loext:contextual-spacing="false"/>
      <style:text-properties fo:font-size="11pt" fo:font-weight="bold" style:font-size-asian="11pt" style:font-weight-asian="bold"/>
    </style:style>
    <style:style style:name="Numbering_20_1_20_Start" style:display-name="Numbering 1 Start" style:family="paragraph" style:parent-style-name="List" style:default-outline-level="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_20__28_user_29_" style:display-name="Footnote anchor (user)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Zápatí_20_Char" style:display-name="Zápatí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Záhlaví_20_Char" style:display-name="Záhlaví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Text_20_bubliny_20_Char" style:display-name="Text bubliny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size="12pt" style:font-size-asian="12pt" style:font-name-complex="Arial1" style:font-size-complex="12pt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font-name-complex="Arial1"/>
    </style:style>
    <style:style style:name="MT2" style:family="text">
      <style:text-properties fo:font-size="10pt" style:font-size-asian="10pt" style:font-name-complex="Arial1" style:font-size-complex="10pt"/>
    </style:style>
    <style:style style:name="MT3" style:family="text">
      <style:text-properties fo:font-size="10pt" style:font-name-asian="Liberation Sans2" style:font-size-asian="10pt" style:font-name-complex="Liberation Sans2" style:font-size-complex="10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.861cm" fo:margin-bottom="2cm" fo:margin-left="2.499cm" fo:margin-right="2.499cm" style:writing-mode="lr-tb" style:layout-grid-color="#c0c0c0" style:layout-grid-lines="2197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1.861cm" fo:margin-left="0cm" fo:margin-right="0cm" fo:margin-top="1.7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197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svg:height="2.196cm" fo:margin-left="0cm" fo:margin-right="0cm" fo:margin-bottom="1.76cm" style:dynamic-spacing="true"/>
      </style:header-style>
      <style:footer-style>
        <style:header-footer-properties fo:min-height="1.861cm" fo:margin-left="0cm" fo:margin-right="0cm" fo:margin-top="1.76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1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Obrázek2" text:anchor-type="char" svg:x="-0.409cm" svg:y="-0.4cm" svg:width="5.666cm" svg:height="2.348cm" draw:z-index="0"><draw:image xlink:href="Pictures/100002010000044A000001C737AE8CA5.png" xlink:type="simple" xlink:show="embed" xlink:actuate="onLoad"/></draw:frame></text:p>
      </style:header>
      <style:footer>
        <text:p text:style-name="MP3"><text:span text:style-name="MT1"><text:line-break/></text:span><text:span text:style-name="MT2">Česká pirátská strana • Řehořova 493/19 130 00 Praha 3 <text:s/>• Doručovat do datové schránky b2i4r6j</text:span><text:span text:style-name="MT3"><text:line-break/></text:span><text:span text:style-name="MT2">Tel. +420 778 702 713 • Web </text:span><text:a xlink:type="simple" xlink:href="http://www.pirati.cz/" text:style-name="Internet_20_link" text:visited-style-name="Visited_20_Internet_20_Link"><text:span text:style-name="MT2">http://www.pirati.cz</text:span></text:a><text:span text:style-name="MT2"> • E-mail </text:span><text:a xlink:type="simple" xlink:href="mailto:info@pirati.cz" text:style-name="Internet_20_link" text:visited-style-name="Visited_20_Internet_20_Link"><text:span text:style-name="MT2">info@pirati.cz</text:span></text:a><text:span text:style-name="MT2"> • IČO 71339698</text:span></text:p>
        <text:p text:style-name="MP4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irátský dopis</dc:title>
    <meta:initial-creator>tobias</meta:initial-creator>
    <meta:editing-cycles>3</meta:editing-cycles>
    <meta:creation-date>2013-07-05T23:33:00</meta:creation-date>
    <dc:date>2015-05-21T17:33:44.381721518</dc:date>
    <meta:editing-duration>PT8M34S</meta:editing-duration>
    <meta:generator>LibreOffice/4.4.3.2$Linux_X86_64 LibreOffice_project/40m0$Build-2</meta:generator>
    <meta:document-statistic meta:table-count="0" meta:image-count="1" meta:object-count="0" meta:page-count="1" meta:paragraph-count="24" meta:word-count="174" meta:character-count="1223" meta:non-whitespace-character-count="106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ablona_dopis.ott" xlink:href=""/>
  </office:meta>
</office:document-meta>
</file>